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  <style:text-properties fo:language="eu" fo:country="none"/>
    </style:style>
    <style:style style:name="P3" style:family="paragraph" style:parent-style-name="Standard" style:master-page-name="Standard">
      <style:paragraph-properties fo:text-align="start" style:justify-single-word="false" fo:orphans="0" fo:widows="0" style:page-number="auto"/>
    </style:style>
    <style:style style:name="P4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P5" style:family="paragraph" style:parent-style-name="Standard">
      <style:paragraph-properties fo:text-align="start" style:justify-single-word="false" fo:orphans="0" fo:widows="0"/>
      <style:text-properties style:font-name="Times New Roman" fo:language="eu" fo:country="none"/>
    </style:style>
    <style:style style:name="P6" style:family="paragraph" style:parent-style-name="Standard" style:list-style-name="WWNum1">
      <style:paragraph-properties fo:margin-left="1.27cm" fo:margin-right="0cm" fo:text-align="start" style:justify-single-word="false" fo:orphans="0" fo:widows="0" fo:text-indent="-0.635cm" style:auto-text-indent="false"/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italic" style:letter-kerning="true" style:font-size-asian="11pt" style:language-asian="zh" style:country-asian="CN" style:font-style-asian="italic" style:font-name-complex="Lohit Hindi1" style:font-size-complex="12pt" style:language-complex="hi" style:country-complex="IN" style:font-style-complex="italic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bold" style:letter-kerning="true" style:font-size-asian="11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/>
    </style:style>
    <style:style style:name="T1" style:family="text"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T2" style:family="text"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mbre y apellidos:</text:span><text:span text:style-name="T2"> Mark D. Wilkinson</text:span></text:p>
      <text:p text:style-name="P1"><text:span text:style-name="T1">Email:</text:span><text:span text:style-name="T2"> mark.wilkinson@upm.es </text:span></text:p>
      <text:p text:style-name="P1"><text:span text:style-name="T1">DNI:</text:span><text:span text:style-name="T2"> <text:s text:c="2"/>Y2375425E</text:span></text:p>
      <text:p text:style-name="P1"><text:bookmark-start text:name="__DdeLink__316_1805714484"/><text:span text:style-name="T1">Adscripción (Institución, departamento):</text:span><text:bookmark-end text:name="__DdeLink__316_1805714484"/><text:span text:style-name="T2"> UPM</text:span></text:p>
      <text:p text:style-name="P1"><text:span text:style-name="T1">Asignatura:</text:span><text:span text:style-name="T2"> Advanced computing</text:span></text:p>
      <text:p text:style-name="P1"><text:span text:style-name="T1">Bloque:</text:span><text:span text:style-name="T2"> Web technologies</text:span></text:p>
      <text:p text:style-name="P4">Objetivos:</text:p>
      <text:p text:style-name="P2"/>
      <text:list xml:id="list100232714" text:style-name="WWNum1">
        <text:list-item>
          <text:p text:style-name="P6">To understand the core functionalities of the Web (the HTTP protocol)</text:p>
        </text:list-item>
        <text:list-item>
          <text:p text:style-name="P6">To understand the “best practices” that have been established for resources on the Web.</text:p>
        </text:list-item>
        <text:list-item>
          <text:p text:style-name="P6">To understand how to represent data in machine-processable ways</text:p>
        </text:list-item>
        <text:list-item>
          <text:p text:style-name="P6">To understand how to represent “meaning” on the Web (semantics)</text:p>
        </text:list-item>
        <text:list-item>
          <text:p text:style-name="P6">To understand how to query and explore semantic data</text:p>
        </text:list-item>
      </text:list>
      <text:p text:style-name="P2"/>
      <text:p text:style-name="P4">Bibliografía:</text:p>
      <text:p text:style-name="P5"/>
      <text:p text:style-name="P7"/>
      <text:p text:style-name="P7"/>
      <text:p text:style-name="P8">Teaching method: </text:p>
      <text:p text:style-name="P8"/>
      <text:p text:style-name="P8"/>
      <text:p text:style-name="P8">Assessment metho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5-01-19T16:27:35</meta:creation-date>
    <dc:date>2015-01-19T16:35:07</dc:date>
    <dc:creator>Mikel Aranguren</dc:creator>
    <meta:editing-duration>PT2M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5" meta:word-count="84" meta:character-count="577" meta:non-whitespace-character-count="509"/>
  </office:meta>
</office:document-meta>
</file>